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aa6" officeooo:paragraph-rsid="000e2aa6"/>
    </style:style>
    <style:style style:name="P2" style:family="paragraph" style:parent-style-name="Standard">
      <style:text-properties officeooo:rsid="000fa4a9" officeooo:paragraph-rsid="000fa4a9"/>
    </style:style>
    <style:style style:name="P3" style:family="paragraph" style:parent-style-name="Standard">
      <style:text-properties officeooo:rsid="0011cd53" officeooo:paragraph-rsid="0011cd53"/>
    </style:style>
    <style:style style:name="P4" style:family="paragraph" style:parent-style-name="Standard">
      <style:text-properties officeooo:rsid="00123768" officeooo:paragraph-rsid="00123768"/>
    </style:style>
    <style:style style:name="P5" style:family="paragraph" style:parent-style-name="Standard">
      <style:text-properties officeooo:rsid="0015374b" officeooo:paragraph-rsid="0015374b"/>
    </style:style>
    <style:style style:name="P6" style:family="paragraph" style:parent-style-name="Standard">
      <style:text-properties officeooo:rsid="0015c71b" officeooo:paragraph-rsid="0015c71b"/>
    </style:style>
    <style:style style:name="P7" style:family="paragraph" style:parent-style-name="Standard">
      <style:text-properties officeooo:rsid="00188cd2" officeooo:paragraph-rsid="00188cd2"/>
    </style:style>
    <style:style style:name="P8" style:family="paragraph" style:parent-style-name="Standard">
      <style:text-properties officeooo:rsid="0018a45a" officeooo:paragraph-rsid="0018a45a"/>
    </style:style>
    <style:style style:name="P9" style:family="paragraph" style:parent-style-name="Standard">
      <style:text-properties officeooo:rsid="001e47f6" officeooo:paragraph-rsid="001e47f6"/>
    </style:style>
    <style:style style:name="P10" style:family="paragraph" style:parent-style-name="Standard">
      <style:text-properties officeooo:rsid="004eee9b" officeooo:paragraph-rsid="004eee9b"/>
    </style:style>
    <style:style style:name="P11" style:family="paragraph" style:parent-style-name="Text_20_body">
      <style:text-properties officeooo:rsid="0015c71b" officeooo:paragraph-rsid="0015c71b"/>
    </style:style>
    <style:style style:name="P12" style:family="paragraph" style:parent-style-name="Text_20_body">
      <style:text-properties officeooo:rsid="00203f1d" officeooo:paragraph-rsid="00203f1d"/>
    </style:style>
    <style:style style:name="P13" style:family="paragraph" style:parent-style-name="Text_20_body">
      <style:text-properties officeooo:rsid="00233865" officeooo:paragraph-rsid="00233865"/>
    </style:style>
    <style:style style:name="P14" style:family="paragraph" style:parent-style-name="Text_20_body">
      <style:text-properties officeooo:rsid="0024c1f7" officeooo:paragraph-rsid="0024c1f7"/>
    </style:style>
    <style:style style:name="P15" style:family="paragraph" style:parent-style-name="Text_20_body">
      <style:text-properties officeooo:rsid="0027fd87" officeooo:paragraph-rsid="0027fd87"/>
    </style:style>
    <style:style style:name="P16" style:family="paragraph" style:parent-style-name="Text_20_body">
      <style:text-properties officeooo:rsid="002b0934" officeooo:paragraph-rsid="002b0934"/>
    </style:style>
    <style:style style:name="P17" style:family="paragraph" style:parent-style-name="Text_20_body">
      <style:text-properties officeooo:rsid="002f2750" officeooo:paragraph-rsid="002f2750"/>
    </style:style>
    <style:style style:name="P18" style:family="paragraph" style:parent-style-name="Text_20_body">
      <style:text-properties officeooo:rsid="003115e0" officeooo:paragraph-rsid="003115e0"/>
    </style:style>
    <style:style style:name="P19" style:family="paragraph" style:parent-style-name="Text_20_body">
      <style:text-properties officeooo:rsid="003446b7" officeooo:paragraph-rsid="003446b7"/>
    </style:style>
    <style:style style:name="P20" style:family="paragraph" style:parent-style-name="Text_20_body">
      <style:text-properties officeooo:rsid="0038a6a7" officeooo:paragraph-rsid="0038a6a7"/>
    </style:style>
    <style:style style:name="P21" style:family="paragraph" style:parent-style-name="Text_20_body">
      <style:text-properties officeooo:rsid="003c3802" officeooo:paragraph-rsid="003c3802"/>
    </style:style>
    <style:style style:name="P22" style:family="paragraph" style:parent-style-name="Text_20_body">
      <style:text-properties officeooo:paragraph-rsid="003d77de"/>
    </style:style>
    <style:style style:name="P23" style:family="paragraph" style:parent-style-name="Text_20_body">
      <style:text-properties officeooo:rsid="0043e53a" officeooo:paragraph-rsid="0043e53a"/>
    </style:style>
    <style:style style:name="P24" style:family="paragraph" style:parent-style-name="Text_20_body">
      <style:text-properties officeooo:rsid="0049fea0" officeooo:paragraph-rsid="0049fea0"/>
    </style:style>
    <style:style style:name="P25" style:family="paragraph" style:parent-style-name="Standard">
      <style:text-properties officeooo:rsid="0015c71b" officeooo:paragraph-rsid="0015c71b"/>
    </style:style>
    <style:style style:name="P26" style:family="paragraph" style:parent-style-name="Standard">
      <style:text-properties officeooo:rsid="004fc8e3" officeooo:paragraph-rsid="0015c71b"/>
    </style:style>
    <style:style style:name="P27" style:family="paragraph" style:parent-style-name="Standard">
      <style:text-properties officeooo:rsid="004fc8e3" officeooo:paragraph-rsid="004fc8e3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4"/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9"/>
    <style:style style:name="P37" style:family="paragraph" style:parent-style-name="Text_20_body" style:list-style-name="L10"/>
    <style:style style:name="P38" style:family="paragraph" style:parent-style-name="Text_20_body" style:list-style-name="L11"/>
    <style:style style:name="P39" style:family="paragraph" style:parent-style-name="Text_20_body" style:list-style-name="L12"/>
    <style:style style:name="P40" style:family="paragraph" style:parent-style-name="Text_20_body" style:list-style-name="L13"/>
    <style:style style:name="P41" style:family="paragraph" style:parent-style-name="Text_20_body" style:list-style-name="L14"/>
    <style:style style:name="P42" style:family="paragraph" style:parent-style-name="Text_20_body" style:list-style-name="L15"/>
    <style:style style:name="P43" style:family="paragraph" style:parent-style-name="Text_20_body" style:list-style-name="L16"/>
    <style:style style:name="P44" style:family="paragraph" style:parent-style-name="Text_20_body" style:list-style-name="L17"/>
    <style:style style:name="P45" style:family="paragraph" style:parent-style-name="Text_20_body" style:list-style-name="L18"/>
    <style:style style:name="P46" style:family="paragraph" style:parent-style-name="Text_20_body" style:list-style-name="L19"/>
    <style:style style:name="P47" style:family="paragraph" style:parent-style-name="Text_20_body" style:list-style-name="L20"/>
    <style:style style:name="P48" style:family="paragraph" style:parent-style-name="Text_20_body" style:list-style-name="L21"/>
    <style:style style:name="P49" style:family="paragraph" style:parent-style-name="Text_20_body" style:list-style-name="L22"/>
    <style:style style:name="P50" style:family="paragraph" style:parent-style-name="Text_20_body" style:list-style-name="L23"/>
    <style:style style:name="T1" style:family="text">
      <style:text-properties officeooo:rsid="00104bda"/>
    </style:style>
    <style:style style:name="T2" style:family="text">
      <style:text-properties officeooo:rsid="00188cd2"/>
    </style:style>
    <style:style style:name="T3" style:family="text">
      <style:text-properties officeooo:rsid="001c13c8"/>
    </style:style>
    <style:style style:name="T4" style:family="text">
      <style:text-properties officeooo:rsid="003d77de"/>
    </style:style>
    <style:style style:name="T5" style:family="text">
      <style:text-properties officeooo:rsid="00512ba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</text:p>
      <text:p text:style-name="P1"/>
      <text:p text:style-name="P1">user principal : root</text:p>
      <text:p text:style-name="P1">password of root:mico</text:p>
      <text:p text:style-name="P1"/>
      <text:p text:style-name="P2">Pour pouvoir se connecter avec mysql avec l’utilisateur root faire :</text:p>
      <text:p text:style-name="P1">mysql -u root -p </text:p>
      <text:p text:style-name="P1"/>
      <text:p text:style-name="P1">Mico20181* <text:s/><text:span text:style-name="T1">mdp pour talend tuto</text:span></text:p>
      <text:p text:style-name="P1"/>
      <text:p text:style-name="P3">Pour démarrer talend il faut effectuer la manip suivante :</text:p>
      <text:p text:style-name="P3">aller dans documents ouvrir le dossier nommé TOS_DI-20211109_1610-V8.0.1, et double cliquer sur le fichier exécutable nommé TOS_DI-linux-gtk-x86_64.</text:p>
      <text:p text:style-name="P3"/>
      <text:p text:style-name="P4">Talend academy login : Mico20181*</text:p>
      <text:p text:style-name="P4">mdp :Mico20181*</text:p>
      <text:p text:style-name="P4"/>
      <text:p text:style-name="P5">int unsigned <text:s/>signifie entier toujours positif</text:p>
      <text:p text:style-name="P5"/>
      <text:p text:style-name="P6">Le moteur de BDD mysql innoDB gère les transactions et les clés étrangères.</text:p>
      <text:p text:style-name="P6"/>
      <text:p text:style-name="P6">ALTER TABLE nom_table ADD ... -- permet d'ajouter quelque chose (une colonne par exemple)</text:p>
      <text:p text:style-name="P6"/>
      <text:p text:style-name="P6">ALTER TABLE nom_table DROP ... -- permet de retirer quelque chose </text:p>
      <text:p text:style-name="P6"/>
      <text:p text:style-name="P6">ALTER TABLE nom_table CHANGE ...</text:p>
      <text:p text:style-name="P6">ALTER TABLE nom_table MODIFY ... -- permettent de modifier une colonne</text:p>
      <text:p text:style-name="P6"/>
      <text:p text:style-name="P8">Pour créer un index <text:span text:style-name="T2">full text</text:span> faire par exemple :</text:p>
      <text:p text:style-name="P8">ALTER TABLE Test_tuto </text:p>
      <text:p text:style-name="P8">ADD INDEX ind_nom (nom); </text:p>
      <text:p text:style-name="P8"/>
      <text:p text:style-name="P8">ou par exemple :</text:p>
      <text:p text:style-name="P8"/>
      <text:p text:style-name="P8">CREATE INDEX ind_nom </text:p>
      <text:p text:style-name="P8">ON Test_tuto (nom);</text:p>
      <text:p text:style-name="P8"/>
      <text:p text:style-name="P7">Syntaxe avec recherche index full text</text:p>
      <text:p text:style-name="P6"/>
      <text:p text:style-name="P6">SELECT * <text:s text:c="33"/>-- Vous mettez évidemment les colonnes que vous voulez.</text:p>
      <text:p text:style-name="P6">FROM nom_table</text:p>
      <text:p text:style-name="P6">WHERE MATCH(colonne1[, colonne2, ...]) <text:s text:c="2"/>-- La (ou les) colonne(s) dans laquelle (ou lesquelles) on veut faire la recherche (index FULLTEXT correspondant nécessaire).</text:p>
      <text:p text:style-name="P6">AGAINST ('chaîne recherchée'); <text:s text:c="11"/>-- La chaîne de caractères recherchée, entre guillemets bien sûr.</text:p>
      <text:p text:style-name="P6"/>
      <text:p text:style-name="P6">Lorsque l'on fait une jointure interne, cela veut dire que l'on exige qu'il y ait des données de part et d'autre de la jointure. </text:p>
      <text:p text:style-name="P6"/>
      <text:p text:style-name="P6"><text:span text:style-name="T3">U</text:span>ne jointure externe permet de sélectionner également les lignes pour lesquelles il n'y a pas de correspondance dans une des tables jointes. MySQL permet deux types de jointures externes : les jointures par la gauche et les jointures par la droite.</text:p>
      <text:p text:style-name="P6"><text:soft-page-break/>Lorsque l'on fait une jointure par la gauche (grâce aux mots-clés <text:span text:style-name="Source_20_Text">LEFT JOIN</text:span>  ou <text:span text:style-name="Source_20_Text">LEFT OUTER JOIN</text:span>), cela signifie que l'on veut toutes les lignes de la table de gauche (sauf restrictions dans une clause <text:span text:style-name="Source_20_Text">WHERE</text:span>, bien sûr), même si certaines n'ont pas de correspondance avec une ligne de la table de droite.</text:p>
      <text:p text:style-name="P6"/>
      <text:p text:style-name="P6"/>
      <text:p text:style-name="P6">Alors, table de gauche, table de droite, laquelle est laquelle ? C'est très simple, nous lisons de gauche à droite, donc la table de gauche est la première table mentionnée dans la requête, c'est-à-dire, en général, la table donnée dans la clause <text:span text:style-name="Source_20_Text">FROM</text:span>.</text:p>
      <text:p text:style-name="P6"/>
      <text:p text:style-name="P6">Les jointures par la droite (<text:span text:style-name="Source_20_Text">RIGHT JOIN</text:span>  ou <text:span text:style-name="Source_20_Text">RIGHT OUTER JOIN</text:span>), c'est évidemment le même principe, sauf que ce sont toutes les lignes de la table de droite qui sont sélectionnées, même s'il n'y a pas de correspondance dans la table de gauche.</text:p>
      <text:p text:style-name="P6"/>
      <text:p text:style-name="P9">s</text:p>
      <text:p text:style-name="P11"><text:bookmark text:name="r-1981254"/><text:bookmark text:name="r-1981253"/><text:bookmark text:name="r-1981261"/>Une jointure est une opération qui consiste à <text:span text:style-name="Strong_20_Emphasis">joindre plusieurs tables</text:span> ensemble, sur la base d'<text:span text:style-name="Strong_20_Emphasis">informations communes</text:span>.</text:p>
      <text:list xml:id="list3635627713" text:style-name="L1">
        <text:list-item>
          <text:p text:style-name="P28"><text:bookmark text:name="r-1981255"/><text:bookmark text:name="r-1981256"/>Lorsque l'on fait une jointure interne, on ne prend que les données pour lesquelles il existe une <text:span text:style-name="Strong_20_Emphasis">correspondance entre la table 1 et la table 2</text:span>.</text:p>
        </text:list-item>
        <text:list-item>
          <text:p text:style-name="P28"><text:bookmark text:name="r-1981257"/><text:bookmark text:name="r-1981258"/>Par contre, dans une jointure externe, on récupère <text:span text:style-name="Strong_20_Emphasis">toutes les données d'une des deux tables</text:span> (table 1), plus les données de la seconde table (table 2) pour lesquelles il existe une correspondance dans la table 1.</text:p>
        </text:list-item>
        <text:list-item>
          <text:p text:style-name="P28"><text:bookmark text:name="r-1981259"/><text:bookmark text:name="r-1981260"/>On peut joindre une table à elle-même. Cela s'appelle une <text:span text:style-name="Strong_20_Emphasis">auto-jointure</text:span>.</text:p>
        </text:list-item>
      </text:list>
      <text:p text:style-name="Text_20_body"/>
      <text:p text:style-name="P12">L’opérateur IN compare une colonne avec une liste de valeurs.</text:p>
      <text:p text:style-name="P12"><text:bookmark text:name="r-1982788"/><text:bookmark text:name="r-1982787"/>Pour grouper les résultats de deux requêtes <text:span text:style-name="Source_20_Text">SELECT</text:span>, il suffit de placer <text:span text:style-name="Source_20_Text">UNION</text:span>  entre les deux requêtes.</text:p>
      <text:list xml:id="list3424699411" text:style-name="L2">
        <text:list-item>
          <text:p text:style-name="P29"><text:bookmark text:name="r-1982790"/><text:bookmark text:name="r-1982789"/><text:span text:style-name="Source_20_Text">UNION</text:span>  est équivalent à <text:span text:style-name="Source_20_Text">UNION DISTINCT</text:span>. Si l'on ne veut pas éliminer les doublons, il faut utiliser <text:span text:style-name="Source_20_Text">UNION ALL</text:span>.</text:p>
        </text:list-item>
      </text:list>
      <text:p text:style-name="P13">Pour ajouter 1 clé étrangère à 1 table existante faire comme suit :</text:p>
      <text:p text:style-name="P13"/>
      <text:p text:style-name="P13">ALTER TABLE nom_table</text:p>
      <text:p text:style-name="P13">ADD [CONSTRAINT fk_col_ref] <text:s text:c="8"/>-- On donne un nom à la clé (facultatif)</text:p>
      <text:p text:style-name="P13"><text:s text:c="4"/>FOREIGN KEY colonne <text:s text:c="12"/>-- La colonne sur laquelle on ajoute la clé</text:p>
      <text:p text:style-name="P13"><text:s text:c="4"/>REFERENCES table_ref(col_ref); <text:s/>-- La table et la colonne de référence</text:p>
      <text:p text:style-name="P13"/>
      <text:p text:style-name="P13"/>
      <text:p text:style-name="P13"/>
      <text:p text:style-name="P13"/>
      <text:p text:style-name="P13"><text:bookmark text:name="r-1982899"/><text:bookmark text:name="r-1982891"/><text:bookmark text:name="r-1982892"/><text:soft-page-break/>Lorsque l'on crée (ou modifie) une clé étrangère, on peut lui définir deux options : <text:span text:style-name="Source_20_Text">ON DELETE</text:span>, qui sert en cas de suppression de la référence ; et <text:span text:style-name="Source_20_Text">ON UPDATE</text:span>, qui sert en cas de modification de la référence.</text:p>
      <text:list xml:id="list1180960200" text:style-name="L3">
        <text:list-item>
          <text:p text:style-name="P30"><text:bookmark text:name="r-1982894"/><text:bookmark text:name="r-1982893"/><text:span text:style-name="Source_20_Text">RESTRICT</text:span>  et <text:span text:style-name="Source_20_Text">NO ACTION</text:span>  désignent le comportement par défaut : la référence ne peut être ni supprimée ni modifiée si cela entraîne des données incohérentes vis-à-vis de la clé étrangère.</text:p>
        </text:list-item>
        <text:list-item>
          <text:p text:style-name="P30"><text:bookmark text:name="r-1982896"/><text:bookmark text:name="r-1982895"/><text:span text:style-name="Source_20_Text">SET NULL</text:span>  fait en sorte que les données de la clé étrangère ayant perdu leur référence (à la suite d'une modification ou d'une suppression) soient mises à <text:span text:style-name="Source_20_Text">NULL</text:span>.</text:p>
        </text:list-item>
        <text:list-item>
          <text:p text:style-name="P30"><text:bookmark text:name="r-1982898"/><text:bookmark text:name="r-1982897"/><text:span text:style-name="Source_20_Text">CASCADE</text:span>  répercute la modification ou la suppression d'une référence de clé étrangère sur les lignes impactées.</text:p>
        </text:list-item>
      </text:list>
      <text:p text:style-name="P14">Unsigned veut dire ne pas contenir de nombres négatifs.</text:p>
      <text:p text:style-name="P14"/>
      <text:p text:style-name="P14"><text:bookmark text:name="r-1984584"/>Lorsque l'on fait un groupement dans une requête avec <text:span text:style-name="Source_20_Text">GROUP BY</text:span>, on ne peut sélectionner que deux types d'éléments dans la clause <text:span text:style-name="Source_20_Text">SELECT</text:span>  :</text:p>
      <text:list xml:id="list3076147772" text:style-name="L4">
        <text:list-item>
          <text:p text:style-name="P31"><text:bookmark text:name="r-1984589"/><text:bookmark text:name="r-1984586"/><text:bookmark text:name="r-1984585"/>une ou des colonnes <text:span text:style-name="Strong_20_Emphasis">ayant servi de critère</text:span> pour le regroupement ;</text:p>
        </text:list-item>
        <text:list-item>
          <text:p text:style-name="P31"><text:bookmark text:name="r-1984588"/><text:bookmark text:name="r-1984587"/><text:span text:style-name="Strong_20_Emphasis">une fonction d'agrégation</text:span> (agissant sur n'importe quelle colonne).</text:p>
        </text:list-item>
      </text:list>
      <text:p text:style-name="P14"/>
      <text:p text:style-name="P14"/>
      <text:p text:style-name="P14">Il n'est pas possible d'utiliser la clause <text:span text:style-name="Source_20_Text">WHERE</text:span>  pour faire des conditions sur une fonction d'agrégation.</text:p>
      <text:p text:style-name="P14">Une condition sur le résultat d'une fonction d'agrégation se place dans une clause <text:span text:style-name="Source_20_Text">HAVING</text:span>, et non dans la clause <text:span text:style-name="Source_20_Text">WHERE</text:span></text:p>
      <text:p text:style-name="P14">Il faut utiliser une clause spéciale : <text:span text:style-name="Source_20_Text">HAVING</text:span>. Cette clause se place juste après le <text:span text:style-name="Source_20_Text">GROUP BY</text:span>.</text:p>
      <text:p text:style-name="P15">Exemple :</text:p>
      <text:p text:style-name="P15">SELECT nom_courant, COUNT(*)</text:p>
      <text:p text:style-name="P15">FROM Animal</text:p>
      <text:p text:style-name="P15">INNER JOIN Espece ON Espece.id = Animal.espece_id</text:p>
      <text:p text:style-name="P15">GROUP BY nom_courant</text:p>
      <text:p text:style-name="P15">HAVING COUNT(*) &gt; 15;</text:p>
      <text:p text:style-name="P15"/>
      <text:p text:style-name="P16">With rollup permet d ‘avoir 1 résultat général </text:p>
      <text:p text:style-name="P16"/>
      <text:p text:style-name="P16"/>
      <text:p text:style-name="P16"/>
      <text:p text:style-name="P16"><text:bookmark text:name="r-1987002"/><text:bookmark text:name="r-1986992"/><text:bookmark text:name="r-1986993"/><text:soft-page-break/><text:span text:style-name="Source_20_Text">DATEDIFF()</text:span>, <text:span text:style-name="Source_20_Text">TIMEDIFF()</text:span>  et <text:span text:style-name="Source_20_Text">TIMESTAMPDIFF()</text:span>  sont trois fonctions permettant de calculer une <text:span text:style-name="Strong_20_Emphasis">différence entre deux données temporelles</text:span>.</text:p>
      <text:list xml:id="list2896157061" text:style-name="L5">
        <text:list-item>
          <text:p text:style-name="P32"><text:bookmark text:name="r-1986995"/><text:bookmark text:name="r-1986994"/>Un <text:span text:style-name="Source_20_Text">INTERVAL</text:span>  SQL représente un <text:span text:style-name="Strong_20_Emphasis">intervalle de temps</text:span> ; il est composé d'une quantité et d'une unité de temps (ex. : <text:span text:style-name="Source_20_Text">INTERVAL 3 DAY</text:span>  représente un intervalle de trois jours).</text:p>
        </text:list-item>
        <text:list-item>
          <text:p text:style-name="P32"><text:bookmark text:name="r-1986997"/><text:bookmark text:name="r-1986996"/><text:span text:style-name="Source_20_Text">ADDDATE()</text:span>  et <text:span text:style-name="Source_20_Text">DATE_ADD()</text:span>  permettent d'<text:span text:style-name="Strong_20_Emphasis">ajouter un intervalle de temps</text:span> à une <text:span text:style-name="Source_20_Text">DATE</text:span>  ou une <text:span text:style-name="Source_20_Text">DATETIME</text:span>. <text:span text:style-name="Source_20_Text">ADDTIME()</text:span>  permet d'ajouter une durée à un <text:span text:style-name="Source_20_Text">TIME</text:span>  ou une <text:span text:style-name="Source_20_Text">DATETIME</text:span>.</text:p>
        </text:list-item>
        <text:list-item>
          <text:p text:style-name="P32"><text:bookmark text:name="r-1986999"/><text:bookmark text:name="r-1986998"/><text:span text:style-name="Source_20_Text">SUBDATE()</text:span>  et <text:span text:style-name="Source_20_Text">DATE_SUB()</text:span>  permettent de <text:span text:style-name="Strong_20_Emphasis">soustraire un intervalle de temps</text:span> à une <text:span text:style-name="Source_20_Text">DATE</text:span>  ou une <text:span text:style-name="Source_20_Text">DATETIME</text:span>. <text:span text:style-name="Source_20_Text">SUBTIME()</text:span>  permet de soustraire une durée à un <text:span text:style-name="Source_20_Text">TIME</text:span>  ou une <text:span text:style-name="Source_20_Text">DATETIME</text:span>.</text:p>
        </text:list-item>
        <text:list-item>
          <text:p text:style-name="P32"><text:bookmark text:name="r-1987001"/><text:bookmark text:name="r-1987000"/>On peut également utiliser les opérateurs <text:span text:style-name="Strong_20_Emphasis">+</text:span> et <text:span text:style-name="Strong_20_Emphasis">-</text:span> pour ajouter ou soustraire un intervalle de temps à une donnée temporelle.</text:p>
        </text:list-item>
      </text:list>
      <text:p text:style-name="Text_20_body"/>
      <text:list xml:id="list2216193498" text:style-name="L6">
        <text:list-item>
          <text:p text:style-name="P33"><text:bookmark text:name="r-1987642"/><text:bookmark text:name="r-1987641"/>Les transactions permettent de <text:span text:style-name="Strong_20_Emphasis">grouper plusieurs requêtes</text:span>, lesquelles seront validées (<text:span text:style-name="Source_20_Text">COMMIT</text:span>) ou annulées (<text:span text:style-name="Source_20_Text">ROLLBACK</text:span>) toutes en même temps.</text:p>
        </text:list-item>
      </text:list>
      <text:list xml:id="list2321677892" text:style-name="L7">
        <text:list-item>
          <text:p text:style-name="P34"><text:bookmark text:name="r-1987644"/><text:bookmark text:name="r-1987643"/>Tous les changements de données (insertion, suppression, modification) faits par les requêtes à l'intérieur d'une transaction sont <text:span text:style-name="Strong_20_Emphasis">invisibles pour les autres sessions tant que la transaction n'est pas validée</text:span>.</text:p>
        </text:list-item>
      </text:list>
      <text:list xml:id="list1499902114" text:style-name="L8">
        <text:list-item>
          <text:p text:style-name="P35"><text:bookmark text:name="r-1987646"/><text:bookmark text:name="r-1987645"/>Les transactions permettent d'<text:span text:style-name="Strong_20_Emphasis">exécuter un traitement nécessitant plusieurs requêtes en une seule fois</text:span>, ou de l'annuler complètement si une des requêtes pose problème ou si la transaction est interrompue.</text:p>
        </text:list-item>
      </text:list>
      <text:list xml:id="list2316342008" text:style-name="L9">
        <text:list-item>
          <text:p text:style-name="P36"><text:bookmark text:name="r-1987648"/><text:bookmark text:name="r-1987647"/>Certaines commandes SQL provoquent une <text:span text:style-name="Strong_20_Emphasis">validation implicite des transactions</text:span>, notamment toutes les commandes DDL, c'est-à-dire les commandes qui créent, modifient ou suppriment des objets dans la base de données (tables, index…).</text:p>
        </text:list-item>
      </text:list>
      <text:p text:style-name="Text_20_body"/>
      <text:p text:style-name="P17">Exemple de requete préparée :</text:p>
      <text:p text:style-name="P17">PREPARE nom_requete</text:p>
      <text:p text:style-name="P17">FROM 'requete_preparable';</text:p>
      <text:p text:style-name="P17"><text:bookmark text:name="r-1988728"/>Plusieurs choses importantes :</text:p>
      <text:list xml:id="list1290623277" text:style-name="L10">
        <text:list-item>
          <text:p text:style-name="P37"><text:bookmark text:name="r-1988729"/><text:bookmark text:name="r-1988730"/><text:bookmark text:name="r-1988737"/>Le nom de la requête préparée ne doit pas être entre guillemets. Par contre, la requête à préparer doit l'être. <text:span text:style-name="Strong_20_Emphasis">La requête à préparer doit être passée comme une chaîne de caractères</text:span>.</text:p>
        </text:list-item>
        <text:list-item>
          <text:p text:style-name="P37"><text:bookmark text:name="r-1988731"/><text:bookmark text:name="r-1988732"/>Que le paramètre soit un nombre (client_id = ?) ou une chaîne de caractères (email = ?), cela ne change rien. <text:span text:style-name="Strong_20_Emphasis">On ne met pas de guillemets autour du </text:span><text:span text:style-name="Strong_20_Emphasis"><text:span text:style-name="User_20_Entry">?</text:span></text:span> à l'intérieur de la requête à préparer.</text:p>
        </text:list-item>
        <text:list-item>
          <text:p text:style-name="P37"><text:bookmark text:name="r-1988733"/><text:bookmark text:name="r-1988734"/>La chaîne de caractères contenant la requête à préparer ne peut contenir qu'<text:span text:style-name="Strong_20_Emphasis">une seule requête</text:span> (et non plusieurs séparées par un <text:span text:style-name="User_20_Entry">;</text:span>).</text:p>
        </text:list-item>
        <text:list-item>
          <text:p text:style-name="P37"><text:bookmark text:name="r-1988735"/><text:bookmark text:name="r-1988736"/><text:soft-page-break/><text:span text:style-name="Strong_20_Emphasis">Les paramètres ne peuvent représenter que des données, des valeurs</text:span>, pas des noms de tables ou de colonnes ni des morceaux de commandes SQL.</text:p>
        </text:list-item>
      </text:list>
      <text:p text:style-name="P17"/>
      <text:p text:style-name="Text_20_body"/>
      <text:p text:style-name="Text_20_body">Pour exécuter une requête préparée, on utilise la commande suivante :</text:p>
      <text:p text:style-name="Text_20_body">EXECUTE nom_requete [USING @parametre1, @parametre2, ...];</text:p>
      <text:p text:style-name="Text_20_body"/>
      <text:p text:style-name="Text_20_body">Si la requête préparée contient un ou plusieurs paramètres, on doit leur donner une valeur avec la clause <text:span text:style-name="Source_20_Text">USING</text:span>, <text:span text:style-name="Strong_20_Emphasis">en utilisant une variable utilisateur</text:span>. Il n'est pas possible de donner directement une valeur. Par ailleurs, il faut donner exactement autant de variables utilisateur qu'il y a de paramètres dans la requête.</text:p>
      <text:p text:style-name="Text_20_body"/>
      <text:p text:style-name="Text_20_body">Pour supprimer une requête préparée, on utilise <text:span text:style-name="Source_20_Text">DEALLOCATE PREPARE</text:span>, suivi du nom de la requête préparée.</text:p>
      <text:p text:style-name="P18">Ex : DEALLOCATE PREPARE select_race;</text:p>
      <text:p text:style-name="P18"/>
      <text:p text:style-name="P21">Les requêtes préparées ne sont définies que le temps d’une session.</text:p>
      <text:p text:style-name="P18"/>
      <text:p text:style-name="P18">On appelle injection SQL le fait qu'un utilisateur fournisse des données contenant des mots-clés SQL ou des caractères particuliers qui vont<text:span text:style-name="Strong_20_Emphasis"> détourner ou modifier le comportement des requêtes construites</text:span> sur la base de ces données.</text:p>
      <text:p text:style-name="P18"/>
      <text:p text:style-name="P18">Une procédure stockée est en fait une <text:span text:style-name="Strong_20_Emphasis">série d'instructions SQL</text:span> désignée par un <text:span text:style-name="Strong_20_Emphasis">nom</text:span>. Lorsque l'on crée une procédure stockée, on l'enregistre <text:span text:style-name="Strong_20_Emphasis">dans la base de données</text:span> que l'on utilise, au même titre qu'une table, par exemple. Une fois la procédure créée, il est possible d'<text:span text:style-name="Strong_20_Emphasis">appeler</text:span> celle-ci par son nom. Les instructions de la procédure sont alors exécutées.</text:p>
      <text:p text:style-name="P18">Elles permettent d'automatiser des actions qui peuvent être très complexes.</text:p>
      <text:p text:style-name="P18"/>
      <text:p text:style-name="P19">Pour créer 1 procédure faire comme ceci :</text:p>
      <text:p text:style-name="P19"/>
      <text:p text:style-name="P19"><text:bookmark text:name="r-1988854"/><text:bookmark text:name="r-1988853"/><text:bookmark text:name="r-1988859"/><text:span text:style-name="Source_20_Text">CREATE PROCEDURE</text:span>  : sans surprise, il s'agit de la commande à exécuter pour créer une procédure. On fait suivre cette commande du nom que l'on veut donner à la nouvelle procédure.</text:p>
      <text:list xml:id="list3438730611" text:style-name="L11">
        <text:list-item>
          <text:p text:style-name="P38"><text:bookmark text:name="r-1988855"/><text:bookmark text:name="r-1988856"/><text:span text:style-name="Source_20_Text">([parametre1 [, parametre2, ...]])</text:span>  : après le nom de la procédure viennent des parenthèses. <text:span text:style-name="Strong_20_Emphasis">Celles-ci sont obligatoires !</text:span> À l'intérieur de ces parenthèses, on définit les éventuels paramètres de la procédure. Ces paramètres sont des variables qui pourront être utilisées par la procédure.</text:p>
        </text:list-item>
        <text:list-item>
          <text:p text:style-name="P38"><text:bookmark text:name="r-1988857"/><text:bookmark text:name="r-1988858"/><text:soft-page-break/>Corps de la procédure : c'est là que l'on met le <text:span text:style-name="Strong_20_Emphasis">contenu</text:span> de la procédure, ce qui va être exécuté lorsqu'on lance la procédure. Cela peut être soit <text:span text:style-name="Strong_20_Emphasis">une seule requête</text:span>, soit <text:span text:style-name="Strong_20_Emphasis">un bloc d'instructions</text:span>.</text:p>
        </text:list-item>
      </text:list>
      <text:p text:style-name="P19">Ex :</text:p>
      <text:p text:style-name="P19"/>
      <text:p text:style-name="P19">DELIMITER | -- On change le délimiteur</text:p>
      <text:p text:style-name="P19">CREATE PROCEDURE afficher_races() <text:s text:c="5"/></text:p>
      <text:p text:style-name="P19"><text:s text:c="4"/>-- toujours pas de paramètres, toujours des parenthèses</text:p>
      <text:p text:style-name="P19">BEGIN</text:p>
      <text:p text:style-name="P19"><text:s text:c="4"/>SELECT id, nom, espece_id, prix</text:p>
      <text:p text:style-name="P19"><text:s text:c="4"/>FROM Race; <text:s/>-- Cette fois, le ; ne nous embêtera pas</text:p>
      <text:p text:style-name="P19">END| <text:s text:c="11"/>-- Et on termine bien sûr la commande CREATE PROCEDURE par notre nouveau délimiteur</text:p>
      <text:p text:style-name="P19"/>
      <text:p text:style-name="P19">Ce que l'on appelle délimiteur, c'est tout simplement (par défaut), le caractère <text:span text:style-name="User_20_Entry">;</text:span>. C'est-à-dire le caractère qui permet de <text:span text:style-name="Strong_20_Emphasis">délimiter les instructions</text:span>.</text:p>
      <text:p text:style-name="P19"/>
      <text:p text:style-name="P19">Pour changer le délimiteur, il suffit d'utiliser cette commande :</text:p>
      <text:p text:style-name="P19">DELIMITER |</text:p>
      <text:p text:style-name="P19"/>
      <text:p text:style-name="P19"><text:bookmark text:name="r-1988995"/>Un paramètre peut être de trois sens différents : entrant (<text:span text:style-name="Source_20_Text">IN</text:span>), sortant (<text:span text:style-name="Source_20_Text">OUT</text:span>), ou les deux (<text:span text:style-name="Source_20_Text">INOUT</text:span>).</text:p>
      <text:list xml:id="list1227204276" text:style-name="L12">
        <text:list-item>
          <text:p text:style-name="P39"><text:bookmark text:name="r-1988996"/><text:bookmark text:name="r-1988997"/><text:bookmark text:name="r-1989002"/><text:span text:style-name="Source_20_Text">IN</text:span>  : c'est un paramètre "entrant". C'est-à-dire qu'il s'agit d'un paramètre dont la valeur est fournie à la procédure stockée. Cette valeur sera utilisée pendant la procédure (pour un calcul ou une sélection, par exemple).</text:p>
        </text:list-item>
        <text:list-item>
          <text:p text:style-name="P39"><text:bookmark text:name="r-1988998"/><text:bookmark text:name="r-1988999"/><text:span text:style-name="Source_20_Text">OUT</text:span>  : il s'agit d'un paramètre "sortant", dont la valeur sera établie au cours de la procédure et qui pourra ensuite être utilisé en dehors de cette procédure.</text:p>
        </text:list-item>
        <text:list-item>
          <text:p text:style-name="P39"><text:bookmark text:name="r-1989000"/><text:bookmark text:name="r-1989001"/><text:span text:style-name="Source_20_Text">INOUT</text:span>  : un tel paramètre sera utilisé pendant la procédure, verra éventuellement sa valeur modifiée par celle-ci, et sera ensuite utilisable en dehors.</text:p>
        </text:list-item>
      </text:list>
      <text:p text:style-name="P19"/>
      <text:p text:style-name="P20">On appelle 1 procédure stockée. Avec le mot clé CALL.</text:p>
      <text:p text:style-name="P20"><text:span text:style-name="Source_20_Text">SELECT ... INTO</text:span>  permet d'assigner des données sélectionnées à des variables ou des paramètres, à condition que le <text:span text:style-name="Source_20_Text">SELECT</text:span>  ne renvoie qu'une seule ligne, et qu'il y ait autant de valeurs sélectionnées que de variables à assigner.</text:p>
      <text:p text:style-name="P20"/>
      <text:p text:style-name="P20"/>
      <text:p text:style-name="P20"><text:soft-page-break/>CREATE TRIGGER nom_trigger moment_trigger evenement_trigger</text:p>
      <text:p text:style-name="P20">ON nom_table FOR EACH ROW</text:p>
      <text:p text:style-name="P20">corps_trigger;</text:p>
      <text:p text:style-name="P20"/>
      <text:p text:style-name="P20"><text:bookmark text:name="r-1990173"/><text:bookmark text:name="r-1990172"/><text:bookmark text:name="r-1990182"/><text:span text:style-name="Source_20_Text">CREATE TRIGGER nom_trigger</text:span>  : les triggers ont donc un nom.</text:p>
      <text:list xml:id="list594159846" text:style-name="L13">
        <text:list-item>
          <text:p text:style-name="P40"><text:bookmark text:name="r-1990174"/><text:bookmark text:name="r-1990175"/><text:span text:style-name="Source_20_Text">moment_trigger evenement_trigger</text:span>  : servent à définir quand et comment le trigger est déclenché.</text:p>
        </text:list-item>
        <text:list-item>
          <text:p text:style-name="P40"><text:bookmark text:name="r-1990176"/><text:bookmark text:name="r-1990177"/><text:span text:style-name="Source_20_Text">ON nom_table</text:span>  : c'est là que l'on définit à quelle table le trigger est attaché.</text:p>
        </text:list-item>
        <text:list-item>
          <text:p text:style-name="P40"><text:bookmark text:name="r-1990178"/><text:bookmark text:name="r-1990179"/><text:span text:style-name="Source_20_Text">FOR EACH ROW</text:span>  : signifie littéralement "pour chaque ligne", sous-entendu "pour chaque ligne insérée/supprimée/modifiée" selon ce qui a déclenché le trigger.</text:p>
        </text:list-item>
        <text:list-item>
          <text:p text:style-name="P40"><text:bookmark text:name="r-1990180"/><text:bookmark text:name="r-1990181"/><text:span text:style-name="Source_20_Text">corps_trigger</text:span>  : c'est le contenu du trigger. Comme pour les procédures stockées, il peut s'agir soit d'une seule instruction, soit d'un bloc d'instructions.</text:p>
        </text:list-item>
      </text:list>
      <text:p text:style-name="Text_20_body"/>
      <text:p text:style-name="Text_20_body"/>
      <text:p text:style-name="P22"><text:span text:style-name="T4">Les vues, il </text:span>s'agit bien d'objets de la base de données, <text:span text:style-name="Strong_20_Emphasis">stockés de manière durable</text:span>, comme le sont les tables ou les procédures stockées.</text:p>
      <text:p text:style-name="P22"/>
      <text:p text:style-name="P22"><text:bookmark text:name="r-1991496"/><text:bookmark text:name="r-1991487"/><text:bookmark text:name="r-1991486"/><text:bookmark text:name="r-1991497"/>Une vue est une requête <text:span text:style-name="Source_20_Text">SELECT</text:span>  que l'on stocke et à laquelle on donne un nom</text:p>
      <text:p text:style-name="P22">La requête <text:span text:style-name="Source_20_Text">SELECT</text:span>  stockée dans une vue peut utiliser des jointures, des clauses <text:span text:style-name="Source_20_Text">WHERE</text:span>, <text:span text:style-name="Source_20_Text">GROUP BY</text:span>, des fonctions (scalaires ou d’agrégation), etc. L'utilisation de <text:span text:style-name="Source_20_Text">DISTINCT</text:span>  et <text:span text:style-name="Source_20_Text">LIMIT</text:span>  est cependant déconseillée.</text:p>
      <text:p text:style-name="P22">Pour créer une vue, on utilise tout simplement la commande <text:span text:style-name="Source_20_Text">CREATE VIEW</text:span>, dont voici la syntaxe :</text:p>
      <text:p text:style-name="P22">CREATE [OR REPLACE] VIEW nom_vue</text:p>
      <text:p text:style-name="P22">AS requete_select;</text:p>
      <text:p text:style-name="P22">La clause <text:span text:style-name="Source_20_Text">OR REPLACE</text:span>  est facultative. Si elle est fournie, la vue <text:span text:style-name="Emphasis">nom_vue</text:span> sera soit créée, si elle n'existe pas, soit remplacée, si elle existait déjà. Si <text:span text:style-name="Source_20_Text">OR REPLACE</text:span>  est omise et qu'une vue portant le même nom a été précédemment définie, cela déclenchera une erreur.</text:p>
      <text:p text:style-name="P22"/>
      <text:p text:style-name="P22">ALTER VIEW nom_vue [(liste_colonnes)]</text:p>
      <text:p text:style-name="P22">AS requete_select</text:p>
      <text:p text:style-name="P22"/>
      <text:p text:style-name="P20"/>
      <text:p text:style-name="P18"/>
      <text:p text:style-name="P18"><text:bookmark text:name="r-1992893"/><text:bookmark text:name="r-1992878"/><text:bookmark text:name="r-1992879"/><text:bookmark text:name="r-1992892"/><text:soft-page-break/>Une table temporaire est une table qui <text:span text:style-name="Strong_20_Emphasis">n'existe que pour la session dans laquelle elle a été créée</text:span>. Dès que la session se termine, les tables temporaires sont supprimées.</text:p>
      <text:list xml:id="list914588597" text:style-name="L14">
        <text:list-item>
          <text:p text:style-name="P41"><text:bookmark text:name="r-1992881"/><text:bookmark text:name="r-1992880"/>Une table temporaire est <text:span text:style-name="Strong_20_Emphasis">créée de la même manière qu'une table normale</text:span>. Il suffit d'ajouter le mot-clé <text:span text:style-name="Source_20_Text">TEMPORARY</text:span>  avant <text:span text:style-name="Source_20_Text">TABLE</text:span>.</text:p>
        </text:list-item>
        <text:list-item>
          <text:p text:style-name="P41"><text:bookmark text:name="r-1992883"/><text:bookmark text:name="r-1992882"/>On peut créer une table (temporaire ou non) à partir de la structure d'une autre table avec <text:span text:style-name="Source_20_Text">CREATE [TEMPORARY] TABLE nouvelle_table LIKE ancienne_table;</text:span>.</text:p>
        </text:list-item>
        <text:list-item>
          <text:p text:style-name="P41"><text:bookmark text:name="r-1992885"/><text:bookmark text:name="r-1992884"/>On peut créer une table à partir d'une requête <text:span text:style-name="Source_20_Text">SELECT</text:span>  avec <text:span text:style-name="Source_20_Text">CREATE [TEMPORARY] TABLE SELECT ...;</text:span>.</text:p>
        </text:list-item>
      </text:list>
      <text:p text:style-name="P18">Une vue matérialisée est <text:span text:style-name="Strong_20_Emphasis">un objet qui permet de stocker le résultat d'une requête </text:span><text:span text:style-name="Strong_20_Emphasis"><text:span text:style-name="Source_20_Text">SELECT</text:span></text:span>.</text:p>
      <text:p text:style-name="P18"/>
      <text:p text:style-name="P18">Pour créer une vue matérialisée avec MySQL, on utilise donc tout simplement une table dans laquelle on stocke les résultats d'une requête <text:span text:style-name="Source_20_Text">SELECT</text:span>.</text:p>
      <text:p text:style-name="P23">Ex :</text:p>
      <text:p text:style-name="P23">CREATE TABLE VM_Revenus_annee_espece</text:p>
      <text:p text:style-name="P23">ENGINE = InnoDB</text:p>
      <text:p text:style-name="P23">SELECT YEAR(date_reservation) AS annee, Espece.id AS espece_id, SUM(Adoption.prix) AS somme, COUNT(Adoption.animal_id) AS nb</text:p>
      <text:p text:style-name="P23">FROM Adoption</text:p>
      <text:p text:style-name="P23">INNER JOIN Animal ON Animal.id = Adoption.animal_id</text:p>
      <text:p text:style-name="P23">INNER JOIN Espece ON Animal.espece_id = Espece.id</text:p>
      <text:p text:style-name="P23">GROUP BY annee, Espece.id;</text:p>
      <text:p text:style-name="P23"/>
      <text:p text:style-name="P23"><text:bookmark text:name="r-1992956"/>La commande <text:span text:style-name="Source_20_Text">TRUNCATE nom_table;</text:span>  a le même effet que <text:span text:style-name="Source_20_Text">DELETE FROM nom_table;</text:span>  (sans clause <text:span text:style-name="Source_20_Text">WHERE</text:span>) ; elle supprime toutes les lignes de la table. Cependant, <text:span text:style-name="Source_20_Text">TRUNCATE</text:span>  est un peu différent de <text:span text:style-name="Source_20_Text">DELETE FROM</text:span>.</text:p>
      <text:list xml:id="list3827362747" text:style-name="L15">
        <text:list-item>
          <text:p text:style-name="P42"><text:bookmark text:name="r-1992965"/><text:bookmark text:name="r-1992958"/><text:bookmark text:name="r-1992957"/><text:span text:style-name="Source_20_Text">TRUNCATE</text:span>  ne supprime pas les lignes une à une : <text:span text:style-name="Source_20_Text">TRUNCATE</text:span>  supprime la table, puis la recrée (sans les données).</text:p>
        </text:list-item>
        <text:list-item>
          <text:p text:style-name="P42"><text:bookmark text:name="r-1992960"/><text:bookmark text:name="r-1992959"/>Par conséquent, <text:span text:style-name="Source_20_Text">TRUNCATE</text:span>  ne traite pas les clés étrangères : on ne peut pas faire un <text:span text:style-name="Source_20_Text">TRUNCATE</text:span>  sur une table dont une colonne est référencée par une clé étrangère, sauf si celle-ci est dans la même table. En outre, les options <text:span text:style-name="Source_20_Text">ON DELETE</text:span>  ne sont pas traitées lorsque des données sont supprimées avec cette commande.</text:p>
        </text:list-item>
        <text:list-item>
          <text:p text:style-name="P42"><text:bookmark text:name="r-1992962"/><text:bookmark text:name="r-1992961"/><text:span text:style-name="Source_20_Text">TRUNCATE</text:span>  valide implicitement les transactions, et ne peut pas être annulé par un rollback.</text:p>
        </text:list-item>
        <text:list-item>
          <text:p text:style-name="P42"><text:bookmark text:name="r-1992964"/><text:bookmark text:name="r-1992963"/>Pour toutes ces raisons, <text:span text:style-name="Source_20_Text">TRUNCATE</text:span>  est beaucoup plus rapide que <text:span text:style-name="Source_20_Text">DELETE FROM</text:span></text:p>
        </text:list-item>
      </text:list>
      <text:p text:style-name="Text_20_body"><text:span text:style-name="Source_20_Text"/></text:p>
      <text:list xml:id="list1301953788" text:style-name="L16">
        <text:list-item>
          <text:p text:style-name="P43"><text:bookmark text:name="r-1993052"/><text:bookmark text:name="r-1993051"/><text:soft-page-break/><text:span text:style-name="Source_20_Text">Une vue matérialisée est un objet qui stocke le résultat d'une requête SELECT, c'est donc la matérialisation d'une vue.</text:span></text:p>
        </text:list-item>
      </text:list>
      <text:list xml:id="list3249771063" text:style-name="L17">
        <text:list-item>
          <text:p text:style-name="P44"><text:bookmark text:name="r-1993054"/><text:bookmark text:name="r-1993053"/>MySQL n'implémente pas les vues matérialisées, contrairement à certains SGBD.</text:p>
        </text:list-item>
      </text:list>
      <text:list xml:id="list2577929295" text:style-name="L18">
        <text:list-item>
          <text:p text:style-name="P45"><text:bookmark text:name="r-1993056"/><text:bookmark text:name="r-1993055"/>On utilise de simples tables comme vues matérialisées, que l'on met à jour grâce à une procédure stockée ou à des triggers.</text:p>
        </text:list-item>
      </text:list>
      <text:list xml:id="list1822078469" text:style-name="L19">
        <text:list-item>
          <text:p text:style-name="P46"><text:bookmark text:name="r-1993058"/><text:bookmark text:name="r-1993057"/>Les vues matérialisées peuvent permettre de substantiels gains de performance</text:p>
        </text:list-item>
      </text:list>
      <text:p text:style-name="Text_20_body">-- Création</text:p>
      <text:p text:style-name="Text_20_body">CREATE USER 'login'@'hote' [IDENTIFIED BY 'mot_de_passe'];</text:p>
      <text:p text:style-name="Text_20_body"/>
      <text:p text:style-name="Text_20_body">-- Suppression</text:p>
      <text:p text:style-name="Text_20_body">DROP USER 'login'@'hote';</text:p>
      <text:p text:style-name="Text_20_body"/>
      <text:p text:style-name="P24">commande pour pouvoir créer de nouveaux users.</text:p>
      <text:p text:style-name="P24">flush privileges ; pour que des nouveaux droits soient attribués à des users en mysql ;</text:p>
      <text:p text:style-name="P24"><text:bookmark text:name="r-1993409"/><text:bookmark text:name="r-1993408"/>On peut manipuler directement les tables de la base <text:span text:style-name="Emphasis">mysql</text:span>, ou utiliser les commandes dédiées pour gérer les utilisateurs (<text:span text:style-name="Source_20_Text">CREATE USER</text:span>, <text:span text:style-name="Source_20_Text">DROP USER</text:span>…) et leurs privilèges (<text:span text:style-name="Source_20_Text">GRANT</text:span>, <text:span text:style-name="Source_20_Text">REVOKE</text:span>).</text:p>
      <text:list xml:id="list3092000151" text:style-name="L20">
        <text:list-item>
          <text:p text:style-name="P47"><text:bookmark text:name="r-1993411"/><text:bookmark text:name="r-1993410"/>Lorsque l'on accorde un privilège à un utilisateur, il faut également préciser à quel niveau on le lui accorde (global, base de données, table, colonne, procédure).</text:p>
        </text:list-item>
      </text:list>
      <text:list xml:id="list2318347665" text:style-name="L21">
        <text:list-item>
          <text:p text:style-name="P48"><text:bookmark text:name="r-1993413"/><text:bookmark text:name="r-1993412"/>Le privilège <text:span text:style-name="Source_20_Text">ALL</text:span>  permet d'accorder en une fois tous les privilèges, sauf <text:span text:style-name="Source_20_Text">GRANT OPTION</text:span>.</text:p>
        </text:list-item>
      </text:list>
      <text:list xml:id="list3102312882" text:style-name="L22">
        <text:list-item>
          <text:p text:style-name="P49"><text:bookmark text:name="r-2063577"/><text:bookmark text:name="r-2063576"/>Le privilège <text:span text:style-name="Source_20_Text">GRANT OPTION</text:span>  permet à un utilisateur d'accorder à d'autres les privilèges qu'il possède.</text:p>
        </text:list-item>
      </text:list>
      <text:list xml:id="list1505320537" text:style-name="L23">
        <text:list-item>
          <text:p text:style-name="P50"><text:bookmark text:name="r-1993415"/><text:bookmark text:name="r-1993414"/>Les privilèges des vues, procédures stockées et triggers sont vérifiés de manière particulière, grâce aux clauses <text:span text:style-name="Source_20_Text">DEFINER</text:span>  et <text:span text:style-name="Source_20_Text">SQL SECURITY</text:span>  utilisées à la création de ces objets.</text:p>
        </text:list-item>
      </text:list>
      <text:p text:style-name="P24"/>
      <text:p text:style-name="P24">Le \G est un délimiteur, comme <text:span text:style-name="User_20_Entry">;</text:span>. Il change simplement la manière d'afficher le résultat, qui ne sera plus sous forme de tableau, mais formaté verticalement.</text:p>
      <text:p text:style-name="Text_20_body"><text:span text:style-name="Source_20_Text"/></text:p>
      <text:p text:style-name="P23"/>
      <text:p text:style-name="P23"/>
      <text:p text:style-name="P18"/>
      <text:p text:style-name="P16"/>
      <text:p text:style-name="P12"/>
      <text:p text:style-name="P12"/>
      <text:p text:style-name="P6"><text:soft-page-break/></text:p>
      <text:p text:style-name="P6"/>
      <text:p text:style-name="P10">Astuce Mysql dans Windows</text:p>
      <text:p text:style-name="P10"/>
      <text:p text:style-name="P10">Pour démarrer 1 terminal se mettre dans le dossier voulu et taper cmd en haut à gauche dans le dossier windows.</text:p>
      <text:p text:style-name="P10">En général se mettre dans le dossier bin de l’installation Mysql server 8.0 par exemple <text:s/>pour voir l’exécutable mysql.</text:p>
      <text:p text:style-name="P10">Ne pas oublier de démarrer le service mysql sur windows à partir du gestionnaire de tâches en allant dans services et en trouvant le par exemple MySQL80 et en le démarrant.</text:p>
      <text:p text:style-name="P6"/>
      <text:p text:style-name="P6"/>
      <text:p text:style-name="P26">Pour bien se connecter dans les job talend à MySql rajouter dans les paramètres en général supplémentaires <text:span text:style-name="T5">JDBC</text:span> : serverTimezone=UTC . Un exemle est le suivant :</text:p>
      <text:p text:style-name="P26"/>
      <text:p text:style-name="P27">noDatetimeStringSync=true&amp;serverTimezone=UTC 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1:22:23.626808184</meta:creation-date>
    <dc:date>2022-01-27T15:45:18.015185530</dc:date>
    <meta:editing-duration>PT20H21M31S</meta:editing-duration>
    <meta:editing-cycles>49</meta:editing-cycles>
    <meta:generator>LibreOffice/6.4.7.2$Linux_X86_64 LibreOffice_project/40$Build-2</meta:generator>
    <meta:document-statistic meta:table-count="0" meta:image-count="0" meta:object-count="0" meta:page-count="10" meta:paragraph-count="168" meta:word-count="2675" meta:character-count="16570" meta:non-whitespace-character-count="13933"/>
  </office:meta>
</office:document-meta>
</file>